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278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11"/>
        <table:table-column table:style-name="co3" table:default-cell-style-name="ce13"/>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office:value-type="string" calcext:value-type="string">
            <text:p>stir-frying</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office:value-type="string" calcext:value-type="string">
            <text:p>leavening</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office:value-type="string" calcext:value-type="string">
            <text:p>slicing</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office:value-type="string" calcext:value-type="string">
            <text:p>stirring</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office:value-type="string" calcext:value-type="string">
            <text:p>whipping</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office:value-type="string" calcext:value-type="string">
            <text:p>sauteing</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office:value-type="string" calcext:value-type="string">
            <text:p>lamb vindaloo</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office:value-type="string" calcext:value-type="string">
            <text:p>grilling</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office:value-type="string" calcext:value-type="string">
            <text:p>pouring</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office:value-type="string" calcext:value-type="string">
            <text:p>filling</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office:value-type="string" calcext:value-type="string">
            <text:p>melting</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office:value-type="string" calcext:value-type="string">
            <text:p>crunching</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office:value-type="string" calcext:value-type="string">
            <text:p>trusting</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office:value-type="string" calcext:value-type="string">
            <text:p>the 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office:value-type="string" calcext:value-type="string">
            <text:p>running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office:value-type="string" calcext:value-type="string">
            <text:p>cuddling</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office:value-type="string" calcext:value-type="string">
            <text:p>caressing</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office:value-type="string" calcext:value-type="string">
            <text:p>fondling a dog</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office:value-type="string" calcext:value-type="string">
            <text:p>scratching</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office:value-type="string" calcext:value-type="string">
            <text:p>sleeping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office:value-type="string" calcext:value-type="string">
            <text:p>blocks of gras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office:value-type="string" calcext:value-type="string">
            <text:p>draining</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office:value-type="string" calcext:value-type="string">
            <text:p>mirroring</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office:value-type="string" calcext:value-type="string">
            <text:p>hot</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office:value-type="string" calcext:value-type="string">
            <text:p>milking</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office:value-type="string" calcext:value-type="string">
            <text:p>carding</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office:value-type="string" calcext:value-type="string">
            <text:p>telling</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office:value-type="string" calcext:value-type="string">
            <text:p>poisoning</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office:value-type="string" calcext:value-type="string">
            <text:p>canned tuna au naturel</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office:value-type="string" calcext:value-type="string">
            <text:p>sing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office:value-type="string" calcext:value-type="string">
            <text:p>forgiving</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office:value-type="string" calcext:value-type="string">
            <text:p>evolving</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office:value-type="string" calcext:value-type="string">
            <text:p>gutting</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office:value-type="string" calcext:value-type="string">
            <text:p>the platonic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office:value-type="string" calcext:value-type="string">
            <text:p>I Am Big, It's the Catering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office:value-type="string" calcext:value-type="string">
            <text:p>filtering</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office:value-type="string" calcext:value-type="string">
            <text:p>DOGRON: Uh, you should have lost, but you have the bonus that allows you to save yourself once ! Lucky for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office:value-type="string" calcext:value-type="string">
            <text:p>DOGRON: Uh, look at that beautiful devastation! Did you ever think you would win this program?</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office:value-type="string" calcext:value-type="string">
            <text:p>DOGRON: And nowwww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office:value-type="string" calcext:value-type="string">
            <text:p>DOGRON: Surprise: not a restaurant on Merc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office:value-type="string" calcext:value-type="string">
            <text:p>DOGRON: Taking care of the Suuuuupreme Chihuahua, Pugs and of course a labrador sweet and very good pat-pat!</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office:value-type="string" calcext:value-type="string">
            <text:p>YOU: And what would this labrador be?</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office:value-type="string" calcext:value-type="string">
            <text:p>YOU: Who is a good dog? Wwww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office:value-type="string" calcext:value-type="string">
            <text:p>DOGRON: I am a good dog, a g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ext:p>DOGRON: A very simple planet. There are fire hydrants, gardens, rivers, lots of tennis balls, bunks, pizza trees and beer fouuuuuntains. I hope it's to your enjoyment.</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office:value-type="string" calcext:value-type="string">
            <text:p>YOU: Beer fountains?</text:p>
          </table:table-cell>
        </table:table-row>
        <table:table-row table:style-name="ro2">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office:value-type="string" calcext:value-type="string">
            <text:p>DOGRON: Unfortunately, they growwww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office:value-type="string" calcext:value-type="string">
            <text:p>DOGRON: Yes! Do youuu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office:value-type="string" calcext:value-type="string">
            <text:p>YOU: Macchè doggo!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4">
          <table:table-cell office:value-type="string" calcext:value-type="string">
            <text:p>DayStart-inizio_lounge-7fada299</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row>
        <table:table-row table:style-name="ro4">
          <table:table-cell office:value-type="string" calcext:value-type="string">
            <text:p>DayStart-inizio_lounge-ffe06886</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office:value-type="string" calcext:value-type="string">
            <text:p>DOGRON: You no longer have an ingredient of your choice to select at the start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office:value-type="string" calcext:value-type="string">
            <text:p>DOGRON: Enough with the extra chatter!</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office:value-type="string" calcext:value-type="string">
            <text:p>DOGRON: You will no longer be able to eliminate another competitor.</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office:value-type="string" calcext:value-type="string">
            <text:p>DOGRON: No power to recall a person who has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office:value-type="string" calcext:value-type="string">
            <text:p>DOGRON: I remind you dear person that you will be able to talk to one more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office:value-type="string" calcext:value-type="string">
            <text:p>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mpetitor, but you mustleave. I will see you again in the endless meadow!</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office:value-type="string" calcext:value-type="string">
            <text:p>DOGRON: I like this way of reason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office:value-type="string" calcext:value-type="string">
            <text:p>DOGRON: You want to bring a competitor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office:value-type="string" calcext:value-type="string">
            <text:p>YOU: Ugo &amp;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office:value-type="string" calcext:value-type="string">
            <text:p>DOGRON: Hello my friend, at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on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of all the people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office:value-type="string" calcext:value-type="string">
            <text:p>DOGRON: And that makes the program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you're doing in the kitchen, and figure out what kind of competitor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office:value-type="string" calcext:value-type="string">
            <text:p>DOGRON: No, wait, with the test, I'll ask you the questions friend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office:value-type="string" calcext:value-type="string">
            <text:p>YOU: Do I try to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understood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office:value-type="string" calcext:value-type="string">
            <text:p>YOU: I don't know, I stopped studying at the three-table.</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office:value-type="string" calcext:value-type="string">
            <text:p>YOU: But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office:value-type="string" calcext:value-type="string">
            <text:p>YOU: I copy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a long mustache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office:value-type="string" calcext:value-type="string">
            <text:p>YOU: I destroy everything you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ten minutes later and still no sign of him. How do you deal with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office:value-type="string" calcext:value-type="string">
            <text:p>YOU: But are we here for therapy,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the queue.</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office:value-type="string" calcext:value-type="string">
            <text:p>DOGRON: What is your favorite gruel, but like the suuuuuper favorite thing in the world for you?</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office:value-type="string" calcext:value-type="string">
            <text:p>YOU: lamb vindaloo</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office:value-type="string" calcext:value-type="string">
            <text:p>YOU: Please get me out of this place, please, what have I done wrong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office:value-type="string" calcext:value-type="string">
            <text:p>YOU: Uh, what kind of collar? Even a harness?</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ext:p>DOGRON: It's been days that your tuuuummy hurts, your whole tummy. They put a leash on you and pat you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office:value-type="string" calcext:value-type="string">
            <text:p>YOU: Please please free me I didn't do anything, my succulent plant will miss it!</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office:value-type="string" calcext:value-type="string">
            <text:p>YOU: No fucking way. I bite their hand and escape to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office:value-type="string" calcext:value-type="string">
            <text:p>DOGRON: No no, what are you talking about, it's not like you're a hot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tha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ext:p>DOGRON: The quuuuestions are over! And thanks to our very accurate psychology approved by the Grand Council of Pugs and the Supreme Chihuahua, I, Dogron The III I award you:</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office:value-type="string" calcext:value-type="string">
            <text:p>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office:value-type="string" calcext:value-type="string">
            <text:p>the possibility of slowing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office:value-type="string" calcext:value-type="string">
            <text:p>the luck of being able to choose an ingredient at the beginning of the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office:value-type="string" calcext:value-type="string">
            <text:p>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office:value-type="string" calcext:value-type="string">
            <text:p>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office:value-type="string" calcext:value-type="string">
            <text:p>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office:value-type="string" calcext:value-type="string">
            <text:p>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office:value-type="string" calcext:value-type="string">
            <text:p>DOGRON: Contestants, with this first episode of THE GOOD DOG SHOW today we will put youuuu to the test by asking you t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office:value-type="string" calcext:value-type="string">
            <text:p>DOGRON: You have a few minutes to chat amongst yourselves, before buuuuut in thekitchen. Translated into the programme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trick other people, or get scratched! And be carefuuuuuuul, because in THE GOOD DOG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office:value-type="string" calcext:value-type="string">
            <text:p>UgoEMimi: Ugo, I don't think so.</text:p>
          </table:table-cell>
        </table:table-row>
        <table:table-row table:style-name="ro2">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office:value-type="string" calcext:value-type="string">
            <text:p>UgoEMimi: Mimi, I decide when it's appropriate. And it just so happens thatthere is a lot of money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office:value-type="string" calcext:value-type="string">
            <text:p>UgoEMimi: Hello, I am Ugo, and this is my wife Mimi. MIN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office:value-type="string" calcext:value-type="string">
            <text:p>UgoEMimi: My merit, I chose her hairdresser, as a good husband must do!</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office:value-type="string" calcext:value-type="string">
            <text:p>UgoEMimi: Ugo, don't be rude, we are all tense from this news!</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office:value-type="string" calcext:value-type="string">
            <text:p>UgoEMimi: Do you need a hand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office:value-type="string" calcext:value-type="string">
            <text:p>UgoEMimi: Mimi! Why are you helping the competition? I need the money for the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Ugo, it's not that I want to tell this person that for a perfectaspic, the secret is the best &lt;b&gt;isinglass&lt;/b&gt; and&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office:value-type="string" calcext:value-type="string">
            <text:p>YOU: Thank you ma'am, but the 1980s have been over since that day!</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they sacrificed Grandma to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office:value-type="string" calcext:value-type="string">
            <text:p>YOU: In this light you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office:value-type="string" calcext:value-type="string">
            <text:p>BeBe: Yet I was sure I put them here, darn it!</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office:value-type="string" calcext:value-type="string">
            <text:p>YOU: Mm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office:value-type="string" calcext:value-type="string">
            <text:p>BeBe: But how are you finding yourself here,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office:value-type="string" calcext:value-type="string">
            <text:p>BeBe: It happens to all people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office:value-type="string" calcext:value-type="string">
            <text:p>YOU: More importantly, what did you decide to cook for the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office:value-type="string" calcext:value-type="string">
            <text:p>BeBe: Uh you know, while being a working sheep, being a single mother of eight, ouch, seven little lambs forces you to deal with money.</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office:value-type="string" calcext:value-type="string">
            <text:p>YOU: Uh, now I understand why you have bad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office:value-type="string" calcext:value-type="string">
            <text:p>BeBe: I haven't introduced myself anyway!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office:value-type="string" calcext:value-type="string">
            <text:p>Piiiietro: I told Snooki, oh if I told her, that it was a bad idea, but she didn't, no!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any more dogg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office:value-type="string" calcext:value-type="string">
            <text:p>YOU: Actually Perel'man in middle school used to copy me.</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office:value-type="string" calcext:value-type="string">
            <text:p>YOU: No, but last week I got the change right the first time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office:value-type="string" calcext:value-type="string">
            <text:p>Piiiietro: If I don't find the rosary, my grandmother will kill me,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think they have a holy card of Miuccia Prada on the fireplace, blinking her eyes.</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office:value-type="string" calcext:value-type="string">
            <text:p>Piiiietro: They forced me to study mathematics to confirm the existence of God and Donatella Versace.</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office:value-type="string" calcext:value-type="string">
            <text:p>YOU: And you are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office:value-type="string" calcext:value-type="string">
            <text:p>YOU: Well, this is a cooking program, I think they kidnapped us etc etc.</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office:value-type="string" calcext:value-type="string">
            <text:p>YOU: Should we sing about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just cook a plate of pasta with &lt;b&gt;canned tuna&lt;/b&gt; and &lt;b&gt;stir&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office:value-type="string" calcext:value-type="string">
            <text:p>YOU: But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office:value-type="string" calcext:value-type="string">
            <text:p>YOU: I think I saw a body before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office:value-type="string" calcext:value-type="string">
            <text:p>YOU: Still better than the Worship Church,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Infimou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office:value-type="string" calcext:value-type="string">
            <text:p>YOU: The most complex thing I've cooked is a caprese, and I lost a finger in i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we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 sometimes That Other.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the clearest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cakes, so I was thinking of taking some &lt;b&gt;butter&lt;/b&gt; and a few other things, patiently &lt;b&gt;whipping&lt;/b&gt; everything by hand and making some simple macaroon.</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who poor guy alone can't.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What do you have some special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office:value-type="string" calcext:value-type="string">
            <text:p>YOU: I'm going to hear from the dealer for a moment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office:value-type="string" calcext:value-type="string">
            <text:p>ilDivo: Okay, hear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office:value-type="string" calcext:value-type="string">
            <text:p>YOU: Do you have any idea where we are, instead?</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Oh Christ, listen, I'll talk to you later. And make sure you get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office:value-type="string" calcext:value-type="string">
            <text:p>ilDivo: And who else, lazybones!!!? You want an autograph, I suppose?</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office:value-type="string" calcext:value-type="string">
            <text:p>ilDivo: Or my secret to &lt;b&gt;whipping up&lt;/b&gt;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me That One, and bring me a couple of ounces of caviar and coke for the sample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office:value-type="string" calcext:value-type="string">
            <text:p>DOGRON: And speaking of Uranus, today's theme is: a meal for when real friends come!</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office:value-type="string" calcext:value-type="string">
            <text:p>DOGRON: I'll give you a few minutes for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and now you see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office:value-type="string" calcext:value-type="string">
            <text:p>YOU: Mr. Hugh,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office:value-type="string" calcext:value-type="string">
            <text:p>YOU: Mrs. Mimi, so you're into electricality, is that what they say?</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office:value-type="string" calcext:value-type="string">
            <text:p>UgoEMimi: In fact we only live in one house where I did all the grounding.</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office:value-type="string" calcext:value-type="string">
            <text:p>YOU: I don't know what you have, but in worship if you don't mind your own business you die badl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survive the first day? Nel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office:value-type="string" calcext:value-type="string">
            <text:p>BeBe: A long history, a long long hi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office:value-type="string" calcext:value-type="string">
            <text:p>YOU: I feel sorry for thos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office:value-type="string" calcext:value-type="string">
            <text:p>BeBe: Do you think I remember the names of all of you, with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BeBe: But let's talk about good things, given today's theme: do you have peopl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office:value-type="string" calcext:value-type="string">
            <text:p>YOU: Of course, if you are convinced of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office:value-type="string" calcext:value-type="string">
            <text:p>YOU: Do you have any secret recipes to focus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agre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office:value-type="string" calcext:value-type="string">
            <text:p>BeBe: That reassures me. I don't like people who take me by the ears.</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tender.</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office:value-type="string" calcext:value-type="string">
            <text:p>YOU: Um,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office:value-type="string" calcext:value-type="string">
            <text:p>Piiiietro: &lt;b&gt;Canned tuna&lt;/b&gt;,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office:value-type="string" calcext:value-type="string">
            <text:p>Piiiietro: That I saw yesterday that you were watching what I was cooking. They all do that, copying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office:value-type="string" calcext:value-type="string">
            <text:p>Piiiietro: Let's not exaggerate,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office:value-type="string" calcext:value-type="string">
            <text:p>YOU: Did you then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office:value-type="string" calcext:value-type="string">
            <text:p>Piiiietro: But he always does this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office:value-type="string" calcext:value-type="string">
            <text:p>YOU: But the rosary then?</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tion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office:value-type="string" calcext:value-type="string">
            <text:p>Piiiietro: But now I say goodbye, that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office:value-type="string" calcext:value-type="string">
            <text:p>Quello: Hello! I am That One, or It,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office:value-type="string" calcext:value-type="string">
            <text:p>YOU: But like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office:value-type="string" calcext:value-type="string">
            <text:p>YOU: This is the time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this sad story, I promise. I can't help but think of recipes that don't have &lt;b&gt;tears&lt;/b&gt; in them, though. Lots.</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office:value-type="string" calcext:value-type="string">
            <text:p>Quello: It depends. With &lt;b&gt;bitter cocoa&lt;/b&gt;, the salty goes well with i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office:value-type="string" calcext:value-type="string">
            <text:p>Quello: A cake not to be shared with any person.</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office:value-type="string" calcext:value-type="string">
            <text:p>Quello: Except for Il Divo, which he would never ea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office:value-type="string" calcext:value-type="string">
            <text:p>Quello: Sorry, sadness is forbidden by the labor contract. See you later,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it can wait, that I have to open a new office in Dubai before lunch, alright!!!?</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office:value-type="string" calcext:value-type="string">
            <text:p>YOU: But why do I persist in talking to this?</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office:value-type="string" calcext:value-type="string">
            <text:p>ilDivo: Why hello gorgeous! Have we met?</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office:value-type="string" calcext:value-type="string">
            <text:p>YOU: We talked together yesterday, like.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office:value-type="string" calcext:value-type="string">
            <text:p>YOU: I haven't had the luck yet,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He thinks the White House has a portrait of me, so to speak.</text:p>
          </table:table-cell>
        </table:table-row>
        <table:table-row table:style-name="ro5">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office:value-type="string" calcext:value-type="string">
            <text:p>YOU: I think I have a crush on one of the peopl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office:value-type="string" calcext:value-type="string">
            <text:p>ilDivo: Of course you then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office:value-type="string" calcext:value-type="string">
            <text:p>ilDivo: But then life i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fortunate to be a species with 23000 different sexual genders, it must be a great bazaar,"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telling you? I'm &lt;b&gt;hot&lt;/b&gt; stuff baby, you can't just grab me like that! And now I have to work, work, produce, fill in the blank!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ness? Already two people have left us, and I don't feel like making youuuuu leave,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ext:p>DOGRON: And suuuuurely this magnificent person with magnificent hands that</text:p>
            <text:p>             make beautiful pat-pats on his hea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office:value-type="string" calcext:value-type="string">
            <text:p>HughEMimi: Ugo spoke with one of the produc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manufactur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herent narrative, and a connection between gameplay, narrative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the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office:value-type="string" calcext:value-type="string">
            <text:p>UgoEMimi: Then what are they,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office:value-type="string" calcext:value-type="string">
            <text:p>YOU: Aren't you scared about that missing humans thing?</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get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office:value-type="string" calcext:value-type="string">
            <text:p>YOU: I have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office:value-type="string" calcext:value-type="string">
            <text:p>BeBe: Hey, there, I was distracted and didn't notice your arrival.</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office:value-type="string" calcext:value-type="string">
            <text:p>YOU: What's with the bandaged paw?</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office:value-type="string" calcext:value-type="string">
            <text:p>BeBe: Rather: you've been here for three episodes now, and you don't tell much about yourself. Would you like to confide something to me, something that will stay between you and me?</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of the Apocalypse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In what sense "humans are all gone"? And the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office:value-type="string" calcext:value-type="string">
            <text:p>YOU: Um, am I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he doesn't rumble! That's so funny. And where you come from there are sheep too?</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office:value-type="string" calcext:value-type="string">
            <text:p>BeBe: In what sense, animals? Of course, it must be an evolved place, with so many sheep, well well well!</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office:value-type="string" calcext:value-type="string">
            <text:p>YOU: We raise them to eat,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office:value-type="string" calcext:value-type="string">
            <text:p>BeBe: Ah. I guess I'll go back to my stuff. Baaaaaaaaaay.</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office:value-type="string" calcext:value-type="string">
            <text:p>YOU: Yes, that's right, very evolv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office:value-type="string" calcext:value-type="string">
            <text:p>YOU: Well, they make good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office:value-type="string" calcext:value-type="string">
            <text:p>BeBe: In what sense? No,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hit DOGRON: disappearance involves suffering, and suffering is overcome with pain. Therefore I will cook something by &lt;b&gt;milking&lt;/b&gt;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office:value-type="string" calcext:value-type="string">
            <text:p>BeBe: That's why I greet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office:value-type="string" calcext:value-type="string">
            <text:p>Piiiietro: But that you always enter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office:value-type="string" calcext:value-type="string">
            <text:p>YOU: Actually this is the lounge, and it is common.But why?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office:value-type="string" calcext:value-type="string">
            <text:p>YOU: Speaker system? So it was you who sang first?</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office:value-type="string" calcext:value-type="string">
            <text:p>YOU: But I don't have a room, I sleep in the raft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office:value-type="string" calcext:value-type="string">
            <text:p>Piiiietro: And here you can see who has an agent and who doesn't, I'm sorry!</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office:value-type="string" calcext:value-type="string">
            <text:p>YOU: But the theme doesn't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a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office:value-type="string" calcext:value-type="string">
            <text:p>Piiiietro: And now get out of my room, that I must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office:value-type="string" calcext:value-type="string">
            <text:p>Quello: What a fucking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office:value-type="string" calcext:value-type="string">
            <text:p>YOU: Is everything all 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office:value-type="string" calcext:value-type="string">
            <text:p>Quello: No, what are you saying? Anger is FORBIDDEN by the labor contrac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office:value-type="string" calcext:value-type="string">
            <text:p>YOU: This whole "all humans are gone" thing is disturbing, isn't it?</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office:value-type="string" calcext:value-type="string">
            <text:p>Quello: You survive,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office:value-type="string" calcext:value-type="string">
            <text:p>Quello: Oh, sorry to be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office:value-type="string" calcext:value-type="string">
            <text:p>Quello: It's a little strange though to think about a theme like this, when your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office:value-type="string" calcext:value-type="string">
            <text:p>YOU: In what sense?</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office:value-type="string" calcext:value-type="string">
            <text:p>YOU: You know, even mine,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office:value-type="string" calcext:value-type="string">
            <text:p>Quello: Kind of like when your father exterminates an entire population with his invention.</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office:value-type="string" calcext:value-type="string">
            <text:p>YOU: Or your father adds a space-time dimension to your planet because he quarreled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 ingredients and then start my recipe. Thank you for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office:value-type="string" calcext:value-type="string">
            <text:p>YOU: Is he going to b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office:value-type="string" calcext:value-type="string">
            <text:p>YOU: You understand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office:value-type="string" calcext:value-type="string">
            <text:p>ilDivo: Mom was always right, in the end you have to do things yourself.</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office:value-type="string" calcext:value-type="string">
            <text:p>ilDivo: What a nightmare then that this language of yours has only two genders to defin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office:value-type="string" calcext:value-type="string">
            <text:p>YOU: What do you mean,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office:value-type="string" calcext:value-type="string">
            <text:p>YOU: What do you mean, alone?</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office:value-type="string" calcext:value-type="string">
            <text:p>YOU: What do you mean,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You've been wondering this forever,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office:value-type="string" calcext:value-type="string">
            <text:p>ilDivo: Me, a cooking contest? What do you take me for!!!</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office:value-type="string" calcext:value-type="string">
            <text:p>ilDivo: A cooking contest, tsé. That one's cooking for both of us, what do you think?</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office:value-type="string" calcext:value-type="string">
            <text:p>YOU: Ooooook, it's time for me to take the curtains off.</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office:value-type="string" calcext:value-type="string">
            <text:p>DOGRON: Oh, are we on the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urth and penuuuultimate episode of THE VERY GOOD DOGGO GOOD DOGGO GOOD DOGGO! AND SHOW! Here is your favorite host, right I am youuuuur favorite hos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at theme that comes to mind when your favorite mug breaks, or the kibble is newwww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office:value-type="string" calcext:value-type="string">
            <text:p>DOGRON: You can chat with each other for a moment,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office:value-type="string" calcext:value-type="string">
            <text:p>UgoEMimi: Uh, it will be the haircut. I was inspired by Venusia from &lt;b&gt;Mazinga&lt;/b&gt;. Uh, you know h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office:value-type="string" calcext:value-type="string">
            <text:p>YOU: He had his why with that topkno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office:value-type="string" calcext:value-type="string">
            <text:p>YOU: B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office:value-type="string" calcext:value-type="string">
            <text:p>YOU: No, I meant the fact that she is missing a head, like.</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a long time. First I got into soldering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Hugh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office:value-type="string" calcext:value-type="string">
            <text:p>YOU: I remember Eustacchio's, with mushrooms they were the bomb.</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office:value-type="string" calcext:value-type="string">
            <text:p>YOU: Maybe we'd better hear what the jury thinks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office:value-type="string" calcext:value-type="string">
            <text:p>UgoEMimi: But I'm going now, sweetheart, tha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office:value-type="string" calcext:value-type="string">
            <text:p>BeBe: Accep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office:value-type="string" calcext:value-type="string">
            <text:p>YOU: Should I preocupate myself?</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office:value-type="string" calcext:value-type="string">
            <text:p>YOU: Maybe the air on the planet is hurt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office:value-type="string" calcext:value-type="string">
            <text:p>YOU: But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office:value-type="string" calcext:value-type="string">
            <text:p>BeBe: Acceptance. You have to acc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office:value-type="string" calcext:value-type="string">
            <text:p>Piiiietro: Finally,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from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office:value-type="string" calcext:value-type="string">
            <text:p>YOU: What do you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office:value-type="string" calcext:value-type="string">
            <text:p>Piiiietro: He's right, you know? You,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took from my ancient father, they would be blinde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y...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tell her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office:value-type="string" calcext:value-type="string">
            <text:p>YOU: I would have a commitment…</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office:value-type="string" calcext:value-type="string">
            <text:p>YOU: BeBe sounds to me like a reach to listening,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office:value-type="string" calcext:value-type="string">
            <text:p>Piiiietro: When he has to say my name though, he gets wrapped up.</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Stasera accoglierò anche io il cambiamento, sai?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office:value-type="string" calcext:value-type="string">
            <text:p>Quello: Get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office:value-type="string" calcext:value-type="string">
            <text:p>YOU: Mm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office:value-type="string" calcext:value-type="string">
            <text:p>YOU: Um,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the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office:value-type="string" calcext:value-type="string">
            <text:p>YOU: But so he is not Il Divo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office:value-type="string" calcext:value-type="string">
            <text:p>Quello: And then you have to evolve. I think, I have,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office:value-type="string" calcext:value-type="string">
            <text:p>YOU: That One, I think it's silly this whole situation,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office:value-type="string" calcext:value-type="string">
            <text:p>YOU: My brain is leaking out of my ears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y, my trust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office:value-type="string" calcext:value-type="string">
            <text:p>Quello: I am the one who has to approve him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office:value-type="string" calcext:value-type="string">
            <text:p>ilDivo: Uh, my favorite competitor person!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office:value-type="string" calcext:value-type="string">
            <text:p>YOU: I think I just saw a cucumber make a declaration of love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office:value-type="string" calcext:value-type="string">
            <text:p>YOU: I never would have said it, but I miss the Worship. The rites, the dead,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office:value-type="string" calcext:value-type="string">
            <text:p>YOU: You thought so.</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office:value-type="string" calcext:value-type="string">
            <text:p>theDivo: &lt;b&gt;Me,myself and I&lt;/b&gt;. There is only one great love in this life, and I can only be me. Just.</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office:value-type="string" calcext:value-type="string">
            <text:p>YOU: I'm sorry but I have to have my ears prick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office:value-type="string" calcext:value-type="string">
            <text:p>ilDivo: How much I feel loved!</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office:value-type="string" calcext:value-type="string">
            <text:p>DOGRON: Sob.</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ext:p>DOGRON: The last episode of THE VERY GOOOOOD DOGGO GOOD DOGRON GOOD, SOMEONE TELL DOGRON THAT IT'S A GOOD DOOOG and deserves a pat-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office:value-type="string" calcext:value-type="string">
            <text:p>DOGRON: May I remind you, finalists, that up for grabs i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office:value-type="string" calcext:value-type="string">
            <text:p>Coincidentally very close to my huuuuuman-less cottage, and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office:value-type="string" calcext:value-type="string">
            <text:p>DOGRON: A dish that shouuuu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office:value-type="string" calcext:value-type="string">
            <text:p>UgoEMimi: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at the beginning of the program,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office:value-type="string" calcext:value-type="string">
            <text:p>UgoEMimi: For Ugo, we had been at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office:value-type="string" calcext:value-type="string">
            <text:p>UgoEMimi: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office:value-type="string" calcext:value-type="string">
            <text:p>YOU: So could you give me two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office:value-type="string" calcext:value-type="string">
            <text:p>UgoEMimi: It's strange that this path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office:value-type="string" calcext:value-type="string">
            <text:p>BeBe: Now that'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office:value-type="string" calcext:value-type="string">
            <text:p>YOU: What's on your paw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this would be necessary. Everything.</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office:value-type="string" calcext:value-type="string">
            <text:p>YOU: In the Worship we also make a lot of sacrifices. Then it's a ball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paw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office:value-type="string" calcext:value-type="string">
            <text:p>YOU: I will win this last challenge, guaranteed lemon!</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the proof. I needed to know that he was the one who turned LaLa, my sweet LaLa, into a bag of lamb vindaloo.</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office:value-type="string" calcext:value-type="string">
            <text:p>Piiiietro: Then, I mean. How many people can say they have a song dedicated by &lt;b&gt;Kate Bush&lt;/b&gt;?</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office:value-type="string" calcext:value-type="string">
            <text:p>Piiiietro: Even though I've always been one from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office:value-type="string" calcext:value-type="string">
            <text:p>YOU: What a taste of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math.</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office:value-type="string" calcext:value-type="string">
            <text:p>Piiiietro: And you'll say, Piiiietro but you're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and fuck off,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office:value-type="string" calcext:value-type="string">
            <text:p>Piiiietro: Minimum I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office:value-type="string" calcext:value-type="string">
            <text:p>YOU: Now that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office:value-type="string" calcext:value-type="string">
            <text:p>YOU: I have tried six times, but it i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That: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office:value-type="string" calcext:value-type="string">
            <text:p>YOU: This is escalating quickly, it seems to me.</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office:value-type="string" calcext:value-type="string">
            <text:p>That: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office:value-type="string" calcext:value-type="string">
            <text:p>ilDivo: Oh, aiuto! Quale scena è, dove mi trovo? Sei tu, DeMill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office:value-type="string" calcext:value-type="string">
            <text:p>YOU: I hope you can make it to, to do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office:value-type="string" calcext:value-type="string">
            <text:p>YOU: I don't think white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You don't know how much I've missed all of you. And I promise you I'll never desert you again, because there’s nothing else – just us and the kitchen and the love for myself. All right Mr Ramsay, I'm ready for my closeup.</text:p>
          </table:table-cell>
        </table:table-row>
        <table:table-row table:style-name="ro7" table:number-rows-repeated="1047737">
          <table:table-cell table:number-columns-repeated="3"/>
        </table:table-row>
        <table:table-row table:style-name="ro7">
          <table:table-cell table:number-columns-repeated="3"/>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8">
          <table:table-cell office:value-type="string" calcext:value-type="string">
            <text:p>Total Sources: </text:p>
          </table:table-cell>
          <table:table-cell table:formula="of:=COUNTA([$Translations.B$1:.B$1048576])-1" office:value-type="float" office:value="837" calcext:value-type="float">
            <text:p>837</text:p>
          </table:table-cell>
        </table:table-row>
        <table:table-row table:style-name="ro8">
          <table:table-cell office:value-type="string" calcext:value-type="string">
            <text:p>Translations present: </text:p>
          </table:table-cell>
          <table:table-cell table:formula="of:=COUNTA([$Translations.C$1:.C$1048576])-1" office:value-type="float" office:value="837" calcext:value-type="float">
            <text:p>837</text:p>
          </table:table-cell>
        </table:table-row>
        <table:table-row table:style-name="ro8">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0:08:42.31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3-11-09T10:11:37.397000000</dc:date>
    <meta:editing-duration>PT1H17M1S</meta:editing-duration>
    <meta:editing-cycles>27</meta:editing-cycles>
    <meta:generator>LibreOffice/7.3.3.2$Windows_X86_64 LibreOffice_project/d1d0ea68f081ee2800a922cac8f79445e4603348</meta:generator>
    <dc:creator>Mattia Belletti</dc:creator>
    <meta:document-statistic meta:table-count="2" meta:cell-count="2520" meta:object-count="0"/>
  </office:meta>
</office:document-meta>
</file>